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Rebecca Mos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6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The Aldine./</text:p>
      <text:p text:style-name="P3">Dear Mr. Morais/</text:p>
      <text:p text:style-name="P3"><text:tab/>I only heard yester-/-day of the loss/ you have met with/ in the death of/ your dear little grand-/-child &amp; hasten to/ assure you of my/ sympathy, which I/</text:p>
      <text:p text:style-name="P3"/>
      <text:p text:style-name="P3">[Page 2]</text:p>
      <text:p text:style-name="P3">hope you will extend/ to your daughter &amp; the/ rest of the family./</text:p>
      <text:p text:style-name="P3"><text:tab/>With kind regards/ to Esther &amp; yourself, from/</text:p>
      <text:p text:style-name="P3"><text:tab/><text:tab/>Yours very truly/</text:p>
      <text:p text:style-name="P3"><text:tab/><text:tab/><text:tab/>Rebecca Moss./</text:p>
      <text:p text:style-name="P3">March 16th[/ inserted by author]92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4:06:15.48</meta:creation-date>
    <dc:date>2011-12-01T14:08:52.59</dc:date>
    <dc:creator>Penn Libraries</dc:creator>
    <meta:editing-duration>PT00H02M3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70" meta:word-count="233" meta:character-count="1646"/>
  </office:meta>
</office:document-meta>
</file>